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solid" draw:fill-color="#ff950e" draw:textarea-vertical-align="middle" draw:shadow="hidden"/>
    </style:style>
    <style:style style:name="gr3" style:family="graphic" style:parent-style-name="standard">
      <style:graphic-properties draw:fill="solid" draw:fill-color="#009900" draw:textarea-vertical-align="middle"/>
    </style:style>
    <style:style style:name="gr4" style:family="graphic" style:parent-style-name="objectwithoutfill">
      <style:graphic-properties draw:marker-end="Arrow" draw:marker-end-width="0.3cm" draw:fill="none" draw:fill-color="#ff950e" draw:textarea-vertical-align="middle"/>
    </style:style>
    <style:style style:name="gr5" style:family="graphic" style:parent-style-name="standard">
      <style:graphic-properties draw:fill="solid" draw:fill-color="#b2b2b2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line-height="100%" fo:text-align="start"/>
      <style:text-properties fo:color="#ffffff" fo:font-size="10pt" style:font-size-asian="10pt" style:font-size-complex="10pt"/>
    </style:style>
    <style:style style:name="P3" style:family="paragraph">
      <style:paragraph-properties fo:text-align="center"/>
      <style:text-properties fo:color="#ffffff"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9933" fo:font-size="10pt" style:font-size-asian="10pt" style:font-size-complex="10pt"/>
    </style:style>
    <style:style style:name="T4" style:family="text">
      <style:text-properties fo:color="#ffffff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2" draw:id="id2" draw:layer="layout" svg:width="3.3cm" svg:height="2.2cm" svg:x="8.6cm" svg:y="4.5cm">
          <text:p text:style-name="P1"><text:span text:style-name="T1">环境创建</text:span></text:p>
          <text:p text:style-name="P1"><text:span text:style-name="T2">-initScene-</text:span></text:p>
          <text:p text:style-name="P1"><text:span text:style-name="T2">-</text:span><text:span text:style-name="T2">创建</text:span><text:span text:style-name="T2">animate-</text:span></text:p>
          <text:p text:style-name="P1"><text:span text:style-name="T2">-</text:span><text:span text:style-name="T3">显示默认数据</text:span><text:span text:style-name="T2">-</text:span></text:p>
        </draw:rect>
        <draw:rect draw:style-name="gr1" draw:text-style-name="P1" xml:id="id3" draw:id="id3" draw:layer="layout" svg:width="3.4cm" svg:height="2.2cm" svg:x="8.9cm" svg:y="8.6cm">
          <text:p text:style-name="P1"><text:span text:style-name="T1">交互事件</text:span></text:p>
          <text:p text:style-name="P1"><text:span text:style-name="T2">-</text:span><text:span text:style-name="T2">鼠标点击</text:span><text:span text:style-name="T2">-</text:span></text:p>
          <text:p text:style-name="P1"><text:span text:style-name="T2">-</text:span><text:span text:style-name="T2">鼠标移动滚动</text:span><text:span text:style-name="T2">-</text:span></text:p>
          <text:p text:style-name="P1"><text:span text:style-name="T2">-</text:span><text:span text:style-name="T2">鼠标按下移动</text:span><text:span text:style-name="T2">-</text:span></text:p>
        </draw:rect>
        <draw:rect draw:style-name="gr2" draw:text-style-name="P1" xml:id="id8" draw:id="id8" draw:layer="layout" svg:width="3.4cm" svg:height="2.2cm" svg:x="1.5cm" svg:y="20.4cm">
          <text:p text:style-name="P1"><text:span text:style-name="T1">创建攻击线</text:span></text:p>
          <text:p text:style-name="P1"><text:span text:style-name="T2">根据传过来的数据</text:span></text:p>
          <text:p text:style-name="P1"><text:span text:style-name="T2">进行攻击线的制作</text:span></text:p>
        </draw:rect>
        <draw:rect draw:style-name="gr1" draw:text-style-name="P1" xml:id="id1" draw:id="id1" draw:layer="layout" svg:width="3.4cm" svg:height="2.2cm" svg:x="8.5cm" svg:y="1.1cm">
          <text:p text:style-name="P1"><text:span text:style-name="T1">预处理</text:span></text:p>
          <text:p text:style-name="P1"><text:span text:style-name="T2">-</text:span><text:span text:style-name="T2">数据加载</text:span><text:span text:style-name="T2">-</text:span></text:p>
          <text:p text:style-name="P1"><text:span text:style-name="T2">-</text:span><text:span text:style-name="T2">图像加载</text:span><text:span text:style-name="T2">-</text:span></text:p>
          <text:p text:style-name="P1"><text:span text:style-name="T2">-</text:span><text:span text:style-name="T2">数据初始化</text:span><text:span text:style-name="T2">-</text:span></text:p>
        </draw:rect>
        <draw:rect draw:style-name="gr2" draw:text-style-name="P1" xml:id="id10" draw:id="id10" draw:layer="layout" svg:width="4.3cm" svg:height="2.2cm" svg:x="8.5cm" svg:y="20.4cm">
          <text:p text:style-name="P1"><text:span text:style-name="T1">高亮显示选择区域</text:span></text:p>
          <text:p text:style-name="P1"><text:span text:style-name="T2">通过颜色判断来</text:span></text:p>
          <text:p text:style-name="P1"><text:span text:style-name="T2">对特定色块的区域赋值</text:span></text:p>
        </draw:rect>
        <draw:rect draw:style-name="gr2" draw:text-style-name="P1" xml:id="id9" draw:id="id9" draw:layer="layout" svg:width="5.4cm" svg:height="2.2cm" svg:x="14.6cm" svg:y="20.4cm">
          <text:p text:style-name="P1"><text:span text:style-name="T1">云标签</text:span></text:p>
          <text:p text:style-name="P1"><text:span text:style-name="T2">创建</text:span><text:span text:style-name="T2">HTML</text:span><text:span text:style-name="T2">标签并填充信息</text:span></text:p>
          <text:p text:style-name="P1"><text:span text:style-name="T2">根据坐标值移动而移动</text:span></text:p>
        </draw:rect>
        <draw:rect draw:style-name="gr3" draw:text-style-name="P3" xml:id="id5" draw:id="id5" draw:layer="layout" svg:width="7.4cm" svg:height="2.2cm" svg:x="6.8cm" svg:y="12.8cm">
          <text:p text:style-name="P2"><text:span text:style-name="T4">点击事件：通过获取鼠标点击的颜色值</text:span></text:p>
        </draw:rect>
        <draw:connector draw:style-name="gr4" draw:text-style-name="P4" draw:layer="layout" svg:x1="10.2cm" svg:y1="3.3cm" svg:x2="10.25cm" svg:y2="4.5cm" draw:start-shape="id1" draw:start-glue-point="2" draw:end-shape="id2" draw:end-glue-point="0" svg:d="M10200 3300v600h50v600">
          <text:p/>
        </draw:connector>
        <draw:connector draw:style-name="gr4" draw:text-style-name="P4" draw:layer="layout" svg:x1="10.25cm" svg:y1="6.7cm" svg:x2="10.6cm" svg:y2="8.6cm" draw:start-shape="id2" draw:start-glue-point="2" draw:end-shape="id3" draw:end-glue-point="0" svg:d="M10250 6700v950h350v950">
          <text:p/>
        </draw:connector>
        <draw:rect draw:style-name="gr3" draw:text-style-name="P3" xml:id="id4" draw:id="id4" draw:layer="layout" svg:width="7.4cm" svg:height="3.7cm" svg:x="1cm" svg:y="8.6cm">
          <text:p text:style-name="P2"><text:span text:style-name="T4">移动事件：通过记录鼠标的</text:span><text:span text:style-name="T4">XY</text:span><text:span text:style-name="T4">值的变化对地球</text:span></text:p>
          <text:p text:style-name="P2"><text:span text:style-name="T4">的</text:span><text:span text:style-name="T4">rotation</text:span><text:span text:style-name="T4">值进行修改</text:span></text:p>
          <text:p text:style-name="P2"><text:span text:style-name="T4">滚动事件：通过记录滚动的次数的变化来对摄像</text:span></text:p>
          <text:p text:style-name="P2"><text:span text:style-name="T4">机的位置进行拉近或拉远</text:span></text:p>
        </draw:rect>
        <draw:connector draw:style-name="gr4" draw:text-style-name="P4" draw:layer="layout" svg:x1="8.9cm" svg:y1="9.7cm" svg:x2="8.4cm" svg:y2="10.45cm" draw:start-shape="id3" draw:start-glue-point="3" draw:end-shape="id4" draw:end-glue-point="1" svg:d="M8900 9700h-240v750h-260">
          <text:p/>
        </draw:connector>
        <draw:connector draw:style-name="gr4" draw:text-style-name="P4" draw:layer="layout" svg:x1="10.6cm" svg:y1="10.8cm" svg:x2="10.5cm" svg:y2="12.8cm" draw:start-shape="id3" draw:start-glue-point="2" draw:end-shape="id5" svg:d="M10600 10800v1000h-100v1000">
          <text:p/>
        </draw:connector>
        <draw:rect draw:style-name="gr3" draw:text-style-name="P3" xml:id="id6" draw:id="id6" draw:layer="layout" svg:width="4.7cm" svg:height="3.7cm" svg:x="12.8cm" svg:y="8.4cm">
          <text:p text:style-name="P2"><text:span text:style-name="T4">按下移动：改变镜头位置</text:span></text:p>
        </draw:rect>
        <draw:connector draw:style-name="gr4" draw:text-style-name="P4" draw:layer="layout" svg:x1="12.3cm" svg:y1="9.7cm" svg:x2="12.8cm" svg:y2="10.25cm" draw:start-shape="id3" draw:start-glue-point="1" draw:end-shape="id6" draw:end-glue-point="3" svg:d="M12300 9700h250v550h250">
          <text:p/>
        </draw:connector>
        <draw:rect draw:style-name="gr3" draw:text-style-name="P3" xml:id="id7" draw:id="id7" draw:layer="layout" svg:width="7.4cm" svg:height="2.2cm" svg:x="2cm" svg:y="15.8cm">
          <text:p text:style-name="P2"><text:span text:style-name="T4">通过颜色值匹配到特定国家，并执行后续事件</text:span></text:p>
        </draw:rect>
        <draw:connector draw:style-name="gr4" draw:text-style-name="P4" draw:layer="layout" svg:x1="10.5cm" svg:y1="15cm" svg:x2="9.4cm" svg:y2="16.9cm" draw:start-shape="id5" draw:start-glue-point="2" draw:end-shape="id7" svg:d="M10500 15000v1900h-1100">
          <text:p/>
        </draw:connector>
        <draw:connector draw:style-name="gr4" draw:text-style-name="P4" draw:layer="layout" svg:x1="5.7cm" svg:y1="18cm" svg:x2="3.2cm" svg:y2="20.4cm" draw:start-shape="id7" draw:start-glue-point="2" draw:end-shape="id8" draw:end-glue-point="0" svg:d="M5700 18000v1200h-2500v1200">
          <text:p/>
        </draw:connector>
        <draw:connector draw:style-name="gr4" draw:text-style-name="P4" draw:layer="layout" svg:x1="5.7cm" svg:y1="18cm" svg:x2="17.3cm" svg:y2="20.4cm" draw:start-shape="id7" draw:start-glue-point="2" draw:end-shape="id9" draw:end-glue-point="0" svg:d="M5700 18000v1200h11600v1200">
          <text:p/>
        </draw:connector>
        <draw:connector draw:style-name="gr4" draw:text-style-name="P4" draw:layer="layout" svg:x1="5.7cm" svg:y1="18cm" svg:x2="10.65cm" svg:y2="20.4cm" draw:start-shape="id7" draw:start-glue-point="2" draw:end-shape="id10" svg:d="M5700 18000v1200h4950v1200">
          <text:p/>
        </draw:connector>
        <draw:rect draw:style-name="gr3" draw:text-style-name="P3" xml:id="id11" draw:id="id11" draw:layer="layout" svg:width="6.9cm" svg:height="2.2cm" svg:x="12.1cm" svg:y="15.8cm">
          <text:p text:style-name="P2"><text:span text:style-name="T4">初始化话默认值，根据默认配置执行事件</text:span></text:p>
        </draw:rect>
        <draw:connector draw:style-name="gr4" draw:text-style-name="P4" draw:layer="layout" svg:x1="11.9cm" svg:y1="5.6cm" svg:x2="19cm" svg:y2="16.9cm" draw:start-shape="id2" draw:end-shape="id11" draw:end-glue-point="1" svg:d="M11900 5600h7601v11300h-501">
          <text:p/>
        </draw:connector>
        <draw:connector draw:style-name="gr4" draw:text-style-name="P4" draw:layer="layout" svg:x1="15.55cm" svg:y1="18cm" svg:x2="10.65cm" svg:y2="20.4cm" draw:start-shape="id11" draw:start-glue-point="2" draw:end-shape="id10" draw:end-glue-point="0" svg:d="M15550 18000v1200h-4900v1200">
          <text:p/>
        </draw:connector>
        <draw:custom-shape draw:style-name="gr5" draw:text-style-name="P5" draw:layer="layout" svg:width="5.4cm" svg:height="2.2cm" svg:x="13.6cm" svg:y="1.1cm">
          <text:p text:style-name="P5">经纬度-&gt;球坐标</text:p>
          <draw:enhanced-geometry svg:viewBox="0 0 21600 21600" draw:text-areas="800 800 20800 20800" draw:type="round-rectangular-callout" draw:modifiers="-6170.85724865766 13405.54293502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draw:layer="layout" svg:width="5.4cm" svg:height="2.2cm" svg:x="1cm" svg:y="2.8cm">
          <text:p text:style-name="P5">地球纹理渲染</text:p>
          <draw:enhanced-geometry svg:viewBox="0 0 21600 21600" draw:text-areas="800 800 20800 20800" draw:type="round-rectangular-callout" draw:modifiers="30134.4195519348 23651.06769650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16T16:29:55.11</meta:creation-date>
    <dc:date>2016-11-16T16:59:26.95</dc:date>
    <meta:editing-duration>PT14M11S</meta:editing-duration>
    <meta:editing-cycles>1</meta:editing-cycles>
    <meta:document-statistic meta:object-count="24"/>
    <meta:generator>OpenOffice/4.1.1$Win32 OpenOffice.org_project/411m6$Build-9775</meta:generator>
  </office:meta>
</office:document-meta>
</file>